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6.9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13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O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"/>
        <table:table-column table:style-name="co3" table:number-columns-repeated="2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st. Time (hrs)</text:p>
          </table:table-cell>
          <table:table-cell table:style-name="ce1" office:value-type="string" calcext:value-type="string">
            <text:p>Time Spent So fa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Date Completed</text:p>
          </table:table-cell>
          <table:table-cell table:style-name="ce1" office:value-type="string" calcext:value-type="string">
            <text:p>Completed?</text:p>
          </table:table-cell>
          <table:table-cell table:style-name="ce1" office:value-type="string" calcext:value-type="string">
            <text:p>Est. Time Taken (hrs)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Get PaperZD</text:p>
          </table:table-cell>
          <table:table-cell office:value-type="string" calcext:value-type="string">
            <text:p>it has STATE MACHINES for PAPER2D!!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date" office:date-value="2026-01-23" calcext:value-type="date">
            <text:p>2026-01-23</text:p>
          </table:table-cell>
          <table:table-cell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Refactor for PZ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date" office:date-value="2026-01-23" calcext:value-type="date">
            <text:p>2026-01-23</text:p>
          </table:table-cell>
          <table:table-cell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Learn PZD</text:p>
          </table:table-cell>
          <table:table-cell office:value-type="string" calcext:value-type="string">
            <text:p>tutorials from <text:a xlink:href="https://www.youtube.com/watch?v=_8KWl0is2eI&amp;list=PLf0WtSu4PG-MAiE32vQsFV1icMNhz6wGu&amp;index=13" xlink:type="simple">https://www.youtube.com/watch?v=_8KWl0is2eI&amp;list=PLf0WtSu4PG-MAiE32vQsFV1icMNhz6wGu&amp;index=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going</text:p>
          </table:table-cell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pawn teams in GM</text:p>
          </table:table-cell>
          <table:table-cell office:value-type="string" calcext:value-type="string">
            <text:p>works well enough for first pas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st pass complete</text:p>
          </table:table-cell>
          <table:table-cell/>
          <table:table-cell office:value-type="date" office:date-value="2026-01-26" calcext:value-type="date">
            <text:p>2026-01-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AI – go to faceoff spot</text:p>
          </table:table-cell>
          <table:table-cell office:value-type="string" calcext:value-type="string">
            <text:p>first pass, works well enough but will need refactor with the move to state machin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pass complete</text:p>
          </table:table-cell>
          <table:table-cell/>
          <table:table-cell office:value-type="date" office:date-value="2026-01-28" calcext:value-type="date">
            <text:p>2026-01-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5"/>
        </table:table-row>
        <table:table-row table:style-name="ro2">
          <table:table-cell office:value-type="string" calcext:value-type="string">
            <text:p>Have players possess pawns</text:p>
          </table:table-cell>
          <table:table-cell office:value-type="string" calcext:value-type="string">
            <text:p>player selects team</text:p>
            <text:p>(optional) player selects position</text:p>
            <text:p>Player now controlling paw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string" calcext:value-type="string">
            <text:p>get Remote Play working</text:p>
          </table:table-cell>
          <table:table-cell office:value-type="string" calcext:value-type="string">
            <text:p>use miniPC to test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date" office:date-value="2026-02-03" calcext:value-type="date">
            <text:p>2026-02-0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Rework AI GoTo logic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5"/>
        </table:table-row>
        <table:table-row table:style-name="ro2">
          <table:table-cell office:value-type="string" calcext:value-type="string">
            <text:p>ShotLogc fixes</text:p>
          </table:table-cell>
          <table:table-cell office:value-type="string" calcext:value-type="string">
            <text:p>There are weird glitches with shot not finishing when</text:p>
            <text:p>-puck despawns while trying one t</text:p>
            <text:p>-finishing a one-t attempt before teammate gets puck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date" office:date-value="2026-02-02" calcext:value-type="date">
            <text:p>2026-02-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Refactor BT for State machin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string" calcext:value-type="string">
            <text:p>add player controller “que”, for when AI is doing something like going to a faceo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6375"/>
        </table:table-row>
      </table:table>
      <table:table table:name="log" table:style-name="ta1">
        <table:table-column table:style-name="co3" table:number-columns-repeated="2" table:default-cell-style-name="ce3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time" office:time-value="PT09H03M09.1912303S" calcext:value-type="time">
            <text:p>09:03:09</text:p>
          </table:table-cell>
          <table:table-cell office:value-type="time" office:time-value="PT10H06M17.2343844S" calcext:value-type="time">
            <text:p>10:06:17</text:p>
          </table:table-cell>
          <table:table-cell office:value-type="string" calcext:value-type="string">
            <text:p>AI movement and stopping</text:p>
          </table:table-cell>
          <table:table-cell/>
        </table:table-row>
        <table:table-row table:style-name="ro1">
          <table:table-cell office:value-type="time" office:time-value="PT10H36M11.6450877S" calcext:value-type="time">
            <text:p>10:36:11</text:p>
          </table:table-cell>
          <table:table-cell office:value-type="time" office:time-value="PT14H19M22.6990218S" calcext:value-type="time">
            <text:p>14:19:22</text:p>
          </table:table-cell>
          <table:table-cell office:value-type="string" calcext:value-type="string">
            <text:p>AI movement and stopping</text:p>
          </table:table-cell>
          <table:table-cell office:value-type="string" calcext:value-type="string">
            <text:p>-1 hr lunch</text:p>
          </table:table-cell>
        </table:table-row>
        <table:table-row table:style-name="ro2">
          <table:table-cell office:value-type="time" office:time-value="PT14H54M31.0827141S" calcext:value-type="time">
            <text:p>14:54:31</text:p>
          </table:table-cell>
          <table:table-cell office:value-type="time" office:time-value="PT16H20M06.2520699S" calcext:value-type="time">
            <text:p>16:20:06</text:p>
          </table:table-cell>
          <table:table-cell office:value-type="string" calcext:value-type="string">
            <text:p>Ai movement like flee and pursue</text:p>
          </table:table-cell>
          <table:table-cell office:value-type="string" calcext:value-type="string">
            <text:p>i dont think there is any way around this, steering behaviours need to be reworked</text:p>
            <text:p>Right now it is using an “intended” direction</text:p>
            <text:p>But its just annoying to deal with when there are competing steering desires</text:p>
          </table:table-cell>
        </table:table-row>
      </table:table>
      <table:table table:name="MVP_Prototype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VP for early early prototyp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ooting works amazingly</text:p>
          </table:table-cell>
          <table:table-cell office:value-type="string" calcext:value-type="string">
            <text:p>yep!</text:p>
          </table:table-cell>
        </table:table-row>
        <table:table-row table:style-name="ro1">
          <table:table-cell office:value-type="string" calcext:value-type="string">
            <text:p>Steam Remote Play together is working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Game recognizes when Steam Remote Play controller enters</text:p>
          </table:table-cell>
          <table:table-cell office:value-type="string" calcext:value-type="string">
            <text:p>don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00-00-00</text:date>, <text:time style:data-style-name="N2" text:time-value="10:25:04.69347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58:42.982172400</meta:creation-date>
    <dc:date>2026-02-05T10:28:11.926715100</dc:date>
    <meta:editing-duration>P4DT11H5M16S</meta:editing-duration>
    <meta:editing-cycles>21</meta:editing-cycles>
    <meta:generator>LibreOffice/25.2.7.2$Windows_X86_64 LibreOffice_project/5cbfd1ab6520636bb5f7b99185aa69bd7456825d</meta:generator>
    <meta:document-statistic meta:table-count="3" meta:cell-count="92" meta:object-count="0"/>
  </office:meta>
</office:document-meta>
</file>